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15])" office:value-type="float" office:value="94.25" calcext:value-type="float">
            <text:p>94.25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8:.B18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0:.B22])" office:value-type="float" office:value="24.48" calcext:value-type="float">
            <text:p>24.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4])" office:value-type="float" office:value="418.73" calcext:value-type="float">
            <text:p>418.73</text:p>
          </table:table-cell>
          <table:table-cell table:formula="of:=SUM([.C1:.C24])" office:value-type="float" office:value="418.73" calcext:value-type="float">
            <text:p>418.7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29:.B31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5];[.B33])" office:value-type="float" office:value="-2775.53" calcext:value-type="float">
            <text:p>-2775.5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35];[.B39];[.B42])" office:value-type="float" office:value="-5300.53" calcext:value-type="float">
            <text:p>-5300.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08:33.81575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21:12:47.314213221</dc:date>
    <meta:editing-duration>PT16H54M12S</meta:editing-duration>
    <meta:editing-cycles>79</meta:editing-cycles>
    <meta:generator>LibreOffice/5.1.6.2$Linux_X86_64 LibreOffice_project/10m0$Build-2</meta:generator>
    <meta:document-statistic meta:table-count="2" meta:cell-count="285" meta:object-count="0"/>
  </office:meta>
</office:document-meta>
</file>